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3fe3" officeooo:paragraph-rsid="00083fe3"/>
    </style:style>
    <style:style style:name="P2" style:family="paragraph" style:parent-style-name="Standard" style:list-style-name="L2">
      <style:text-properties officeooo:rsid="00083fe3" officeooo:paragraph-rsid="00083fe3"/>
    </style:style>
    <style:style style:name="P3" style:family="paragraph" style:parent-style-name="Standard" style:list-style-name="L1">
      <style:text-properties officeooo:paragraph-rsid="00083fe3"/>
    </style:style>
    <style:style style:name="P4" style:family="paragraph" style:parent-style-name="Standard" style:list-style-name="L1">
      <style:text-properties officeooo:rsid="00098d49" officeooo:paragraph-rsid="00098d49"/>
    </style:style>
    <style:style style:name="P5" style:family="paragraph" style:parent-style-name="Standard" style:list-style-name="L1">
      <style:text-properties officeooo:rsid="000aa78a" officeooo:paragraph-rsid="000aa78a"/>
    </style:style>
    <style:style style:name="P6" style:family="paragraph" style:parent-style-name="Standard" style:list-style-name="L1">
      <style:text-properties officeooo:rsid="000ad272" officeooo:paragraph-rsid="000ad272"/>
    </style:style>
    <style:style style:name="P7" style:family="paragraph" style:parent-style-name="Standard" style:list-style-name="L2">
      <style:text-properties officeooo:rsid="000ad272" officeooo:paragraph-rsid="000ad272"/>
    </style:style>
    <style:style style:name="P8" style:family="paragraph" style:parent-style-name="Standard">
      <style:text-properties officeooo:rsid="000be073" officeooo:paragraph-rsid="000be073"/>
    </style:style>
    <style:style style:name="T1" style:family="text">
      <style:text-properties officeooo:rsid="00083fe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ñadir en un vector números aleatorios entre el 0 y el 100. La cantidad de números la debe pedir por teclado con un prompt, comprobar si se ha introducido un número y no se ha pulsado cancelar.</text:p>
      <text:p text:style-name="P1"/>
      <text:p text:style-name="P1">Como hacer:</text:p>
      <text:list xml:id="list1446063061" text:style-name="L1">
        <text:list-item>
          <text:p text:style-name="P3"><text:span text:style-name="T1">Usar recursividad.</text:span></text:p>
        </text:list-item>
        <text:list-item>
          <text:p text:style-name="P5">El array debe ser un paramero de la función.</text:p>
        </text:list-item>
        <text:list-item>
          <text:p text:style-name="P6">No se deben introducir números repetidos.</text:p>
          <text:p text:style-name="P4"/>
        </text:list-item>
      </text:list>
      <text:p text:style-name="P1"/>
      <text:p text:style-name="P1"/>
      <text:p text:style-name="P1"/>
      <text:p text:style-name="P1">Añadir en un vector números aleatorios entre el 0 y el 100. La cantidad de números la debe pedir por teclado con un prompt, comprobar si se ha introducido un número y no se ha pulsado cancelar.</text:p>
      <text:p text:style-name="P1"/>
      <text:p text:style-name="P1">Como hacer:</text:p>
      <text:list xml:id="list1064168868" text:style-name="L2">
        <text:list-item>
          <text:p text:style-name="P2">Hacer de forma interactiva.</text:p>
        </text:list-item>
        <text:list-item>
          <text:p text:style-name="P2">Usar una función a la que se le pase la cantidad de números y devuelva un array con los números.</text:p>
        </text:list-item>
        <text:list-item>
          <text:p text:style-name="P7">No se deben introducir números repetidos.</text:p>
        </text:list-item>
      </text:list>
      <text:p text:style-name="P1"/>
      <text:p text:style-name="P8">Hacer una función recursiva a la que le pasemos un array y un indice, este nos mostrará por pantalla todos los elementos de ese indice en adelan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2T18:33:57.577100299</meta:creation-date>
    <meta:generator>LibreOffice/7.2.2.2$Linux_X86_64 LibreOffice_project/20$Build-2</meta:generator>
    <dc:date>2021-11-12T19:18:56.404883455</dc:date>
    <meta:editing-duration>PT34M46S</meta:editing-duration>
    <meta:editing-cycles>4</meta:editing-cycles>
    <meta:document-statistic meta:table-count="0" meta:image-count="0" meta:object-count="0" meta:page-count="1" meta:paragraph-count="12" meta:word-count="159" meta:character-count="829" meta:non-whitespace-character-count="688"/>
  </office:meta>
</office:document-meta>
</file>